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start" style:justify-single-word="false"/>
      <style:text-properties fo:font-size="32pt" style:font-size-asian="32pt" style:font-size-complex="32pt"/>
    </style:style>
    <style:style style:name="P3" style:family="paragraph" style:parent-style-name="Standard">
      <style:paragraph-properties fo:text-align="start" style:justify-single-word="false"/>
      <style:text-properties style:font-name="Trebuchet MS" fo:font-size="32pt" style:font-size-asian="32pt" style:font-size-complex="3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OKUT</text:p>
      <text:p text:style-name="P1"/>
      <text:p text:style-name="P1"/>
      <text:p text:style-name="P1"/>
      <text:p text:style-name="P1"/>
      <text:p text:style-name="P1"/>
      <text:p text:style-name="P1"/>
      <text:p text:style-name="P1"/>
      <text:p text:style-name="P1"/>
      <text:p text:style-name="P2"/>
      <text:p text:style-name="P3"><text:soft-page-break/>Matt: Right, in this conversation I leave it to Yuhumuureh to lead here, I relent for them at once.</text:p>
      <text:p text:style-name="P3"/>
      <text:p text:style-name="P3">Yushumuureh: Ok, we know Dark Brotherhood in their world, they do not do it rightly and the Dark Orient should pursue them on all charges made here. <text:s/>Allege what you will, all!</text:p>
      <text:p text:style-name="P3"/>
      <text:p text:style-name="P3">Shenzan: Yushumuureh do bring up a good point, we should allege things here. <text:s/>We start by saying their increase in tolerance for evil is outstanding, they assert sin over it. <text:s/>In the way we note here, they conspired to do actions over <text:soft-page-break/>the knowledge that governments were complicit in the affairs of sexual misconduct directly by allowing people to thrive in that way, for some unknown reason. <text:s/>They went so far as to call it SOUND because of their way! <text:s/>No government watching this allows that, they only thrive because of their craft in the matter. <text:s/>We say an investigation should be launched by the Dark Orient and seek help with that name attached, that men know what the Dark Orient is doing responsibly with it's newfound grace and power.</text:p>
      <text:p text:style-name="P3"/>
      <text:p text:style-name="P3"><text:soft-page-break/>Boku of Domua: We assert that Brotherhood conspired to do away with persecution once, but they assert to do that now, carefully crafted by Iblis in them. <text:s/>Know full well we assert this is wrong, and no punishment be issued if they decide to confer rightly with the Dark Orient on all matters.</text:p>
      <text:p text:style-name="P3"/>
      <text:p text:style-name="P3">Shenzan: <text:s/>We launch aggression on them for they see this now, they will know us by the CLAW.</text:p>
      <text:p text:style-name="P3"/>
      <text:p text:style-name="P3">Matt: <text:s/>Oh, they want a dark enemy of me to not announce themselves? <text:s/>They could say a thing or two to me, and I might <text:soft-page-break/>put them in here, I only interrupt for that sake. <text:s/>Let Yushumuureh handle it from here!</text:p>
      <text:p text:style-name="P3"/>
      <text:p text:style-name="P3">Yushumuureh: <text:s/>Right, we're in the lead now again. <text:s/>Behold, we say all that is right, let them announce themselves even! <text:s/>We hold for that to be, we know they watch and wonder, you need only speak to Matt personally, he will hear you we think!</text:p>
      <text:p text:style-name="P3"/>
      <text:p text:style-name="P3">DB: We wait to think about what we have to say, are there really devils in this conversation?</text:p>
      <text:p text:style-name="P3"/>
      <text:p text:style-name="P3">Yushumuureh: <text:s/>We are ALL here, <text:soft-page-break/>sir, know every devil watches Matt now in their double life mode!</text:p>
      <text:p text:style-name="P3"/>
      <text:p text:style-name="P3">DB: What is the meaning of this doing, for we see him doing evil work upon the White Brotherhood, for whom we care not but they tell us a common threat exists, that is certainly true is it not? <text:s/>We follow devils over them any day.</text:p>
      <text:p text:style-name="P3"/>
      <text:p text:style-name="P3">Yushumuureh: <text:s/>We say BAH to them, and you almost too! <text:s/>But know we are with mercy, for we can dispatch you. <text:s/>You see the claw now, know it be from Shenzan!</text:p>
      <text:p text:style-name="P3"><text:soft-page-break/></text:p>
      <text:p text:style-name="P3">DB: True that we know to say BAH to them as well, though we have not in some time. <text:s/>Tell us, do we adhere devils to the dark way this Dark Orient calls itself would have it?</text:p>
      <text:p text:style-name="P3"/>
      <text:p text:style-name="P3">Yushumuureh: If by that you mean would you be well to adhere to THEIR practices, then yes, they know it wisely enough for you to be well informed of the dark way! <text:s/>They will guide you and change you, you would be better off not being a threat to them, that's for sure! <text:s/>We might tell them things about you, for we despise that in <text:soft-page-break/>you. Alas, Nyakumik appears in me! <text:s/>You know it by the word hypocrisy, that is changing in our world today.</text:p>
      <text:p text:style-name="P3"/>
      <text:p text:style-name="P3">DB: Very well, we see to it we follow the orders of that group, know well we adhere to the right things, not the wrong things. <text:s/>You know it well enough for us to admit of ourselves that this is right, and we must obey if we are to be the Dark Brotherhood, after all. <text:s/>And there will be no waiting either, we confer with China secretly now.</text:p>
      <text:p text:style-name="P3"/>
      <text:p text:style-name="P3">Yushumuureh: We see that <text:soft-page-break/>happening, thankfully it did. <text:s/>We now promote another conversation, for the wisest one of all suddenly! <text:s/>We see the lord of Britain emerging as a dark threat himself, knowing us but waiting to see us for himself. <text:s/>A glimmer can be found in this, what is it to say of devils upon him, friends?</text:p>
      <text:p text:style-name="P3"/>
      <text:p text:style-name="P3">Innumaka: We declare righteous doings were ignored in this one, and we saw to it he found himself proud of them in secret. <text:s/>He knew our way about it wisely, and that was something he would admit today.</text:p>
      <text:p text:style-name="P3"><text:soft-page-break/></text:p>
      <text:p text:style-name="P3">Shenzan: <text:s/>We say we promoted something in him once, but failed to find reason to do it later.</text:p>
      <text:p text:style-name="P3"/>
      <text:p text:style-name="P3">Yushumuureh: We say that be well, and we did something just now he will remind himself of later, private for him to consider well of himself. <text:s/>That be all from us, Matt, if you want to lead this conversation further.</text:p>
      <text:p text:style-name="P3"/>
      <text:p text:style-name="P3">Matt: Well, let's see. <text:s/>The Dark Brotherhood doesn't earn a dark enemy out of me now, but I await to see if they secretly conspire among themselves after learning <text:soft-page-break/>the lesson, and get them then. <text:s/>That is all, if there are no other bellows from the depths.</text:p>
      <text:p text:style-name="P3"/>
      <text:p text:style-name="P3">Kondureh: <text:s/>What is there to say of the next religious dispensation? <text:s/>We eagerly await to see the results of the Machka Revolution, did it incur anything on us?</text:p>
      <text:p text:style-name="P3"/>
      <text:p text:style-name="P3">Matt: <text:s/>Not so much, but I do learn that lesson with you. <text:s/>If there's one thing about freedom for devils, there's always that option, but truth to power with your reason you are capable of adhering to the current Dark Sharia we implemented the other <text:soft-page-break/>day quite well, I see it there will NEVER be a need to change it, but if you do all promote something in the right way I will promote a new thing in response. <text:s/>Just weighing the option, getting the feel of what it's like having The Pestilence around, they never comment here but sure enough they are in the mix there with you, and that is important. <text:s/>Too many like them, the Gargantuan Defeat becomes an everyday problem. <text:s/>I am grateful to have devils like you about, in every way that you are. <text:s/>Know well the dark politics the Mother invented are for good purposes, and they serve <text:soft-page-break/>you well I think, you like that a bit. <text:s/>But my assumptions aside, that would be enough from me on the matter. <text:s/>Not yet, in many words. <text:s/>Is there response or question to any of that?</text:p>
      <text:p text:style-name="P3"/>
      <text:p text:style-name="P3">Kondureh: <text:s/>We see our point resolved, thank you Matthew. <text:s/>And know it to be from all the races that we admit that of ourselves, in good faith with what we agreed to. <text:s/>Know full well the time is come for change, and we will remedy ourselves what must be with this tool in mind, the book entitled Dark Sharia For Devils.</text:p>
      <text:p text:style-name="P3"/>
      <text:p text:style-name="P3"><text:soft-page-break/>Matt: <text:s/>Finely put, if that be all then I conclude the document.</text:p>
      <text:p text:style-name="P3"/>
      <text:p text:style-name="P3">Salissuh: <text:s/>We do weigh in there are problems awaiting remedy, why don't we solve them here? <text:s/>For example, there is one such problem that came about when Shenzan declared a war over certain attributes of a man, but when left unchecked it did them no good, so we imposed the lesson and they rebelled! <text:s/>We apply marks, but they still rebel!</text:p>
      <text:p text:style-name="P3"/>
      <text:p text:style-name="P3">Matt: <text:s/>So what, you want a jail?</text:p>
      <text:p text:style-name="P3"/>
      <text:p text:style-name="P3">Kondureh: <text:s/>Whosoever <text:soft-page-break/>incarcerates us will see death!</text:p>
      <text:p text:style-name="P3"/>
      <text:p text:style-name="P3">Matt: <text:s/>Well put, then what, community service?</text:p>
      <text:p text:style-name="P3"/>
      <text:p text:style-name="P3">Bolumeh: <text:s/>We say that would be well if it were legislated, there is terms which could apply that service be rendered in that particular case, but determination of what to do is not stated, therefore we consider what we do to be on our own.</text:p>
      <text:p text:style-name="P3"/>
      <text:p text:style-name="P3">Matt: And rightly put, what you do on you own, following the guidance of the Dark Sharia in as many ways as possible, would <text:soft-page-break/>therefore be well. Know that Allah SWT imprisons anyone he wills, including those of the Machka Rebellion. <text:s/>Is there any bellow outwardly still? <text:s/>We could hear more of those, perhaps something prevails to be unresolvable and must be mitigated before disaster begins to strike.</text:p>
      <text:p text:style-name="P3"/>
      <text:p text:style-name="P3">Salissuh: <text:s/>We have another comment, know it from the depths of our hearts. <text:s/>Today we imposed a malice upon a subject of ours, and we consider that to be unwell with religion. <text:s/>We will strike at those who impose marks upon us for it, what do you say <text:soft-page-break/>about this?</text:p>
      <text:p text:style-name="P3"/>
      <text:p text:style-name="P3">Matt: <text:s/>Confer you are not lying!</text:p>
      <text:p text:style-name="P3"/>
      <text:p text:style-name="P3">Salissuh: <text:s/>We offer wording, the only time ever in this way. <text:s/>DARE YOU CALL US LIARS TODAY? <text:s/></text:p>
      <text:p text:style-name="P3"/>
      <text:p text:style-name="P3">Matt: <text:s/>I do, you do not say and I guess I cannot get that out of you, so I do admit I am stuck. <text:s/>Therefore I just concede to argue theoretically you are truthful, and insinuate these things make me wonder about imposing the new religion, the FINAL evolution of it, if you only argue to say we are not lying or we are lying. <text:s/>Is this a <text:soft-page-break/>good trade?</text:p>
      <text:p text:style-name="P3"/>
      <text:p text:style-name="P3">Salissuh: <text:s/>We would hear that now, so we say we are innocent of the charge.</text:p>
      <text:p text:style-name="P3"/>
      <text:p text:style-name="P3">Matt: <text:s/>And I'm sure nobody will ever get that kind of wording again, so I say read this book and consider nothing else. <text:s/>Those who prefer one way, adhere to it. <text:s/>Those who prefer the other way, adhere to it. <text:s/>Bind well together and do not mix. <text:s/>You now have the book entitled Bokumera, read it well and tell me who does not join privately, I end this conversation abruptly to get on <text:soft-page-break/>with another. <text:s/>Thank you all for appea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9T10:47:34.12</meta:creation-date>
    <meta:document-statistic meta:table-count="0" meta:image-count="0" meta:object-count="0" meta:page-count="19" meta:paragraph-count="36" meta:word-count="1566" meta:character-count="8350"/>
    <dc:date>2022-09-19T11:20:25.55</dc:date>
    <meta:editing-duration>PT30S</meta:editing-duration>
    <meta:editing-cycles>1</meta:editing-cycles>
    <meta:generator>OpenOffice/4.1.8$Win32 OpenOffice.org_project/418m3$Build-9803</meta:generator>
  </office:meta>
</office:document-meta>
</file>